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style:font-name="Times New Roman" fo:font-weight="bold" style:font-weight-asian="bold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.588cm" style:type="right"/>
          <style:tab-stop style:position="1.905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Times New Roman" fo:font-weight="bold" style:font-weight-asian="bold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503cm" style:type="right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588cm" style:type="right"/>
          <style:tab-stop style:position="2.54cm" style:type="right"/>
          <style:tab-stop style:position="3.81cm" style:type="right"/>
          <style:tab-stop style:position="5.715cm" style:type="right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 officeooo:paragraph-rsid="002559c2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 officeooo:paragraph-rsid="00258479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4.002cm" style:type="right"/>
        </style:tab-stops>
      </style:paragraph-properties>
      <style:text-properties style:font-name="Times New Roman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598cm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 officeooo:paragraph-rsid="002559c2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Times New Roman" fo:language="id" fo:country="ID" officeooo:rsid="001d2a67" officeooo:paragraph-rsid="001d2a67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 fo:language="id" fo:country="ID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 officeooo:paragraph-rsid="00258479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00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 officeooo:paragraph-rsid="00258479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1.693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 officeooo:paragraph-rsid="00258479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1.693cm"/>
          <style:tab-stop style:position="2.54cm"/>
          <style:tab-stop style:position="3.81cm"/>
          <style:tab-stop style:position="4.752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1.693cm"/>
          <style:tab-stop style:position="2.54cm"/>
          <style:tab-stop style:position="3.501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 fo:font-weight="bold" style:font-weight-asian="bold"/>
    </style:style>
    <style:style style:name="P24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2.858cm"/>
          <style:tab-stop style:position="13.018cm" style:type="right" style:leader-style="dotted" style:leader-text="."/>
          <style:tab-stop style:position="13.335cm" style:type="right"/>
          <style:tab-stop style:position="13.653cm" style:type="right"/>
          <style:tab-stop style:position="13.972cm" style:type="right"/>
        </style:tab-stops>
      </style:paragraph-properties>
      <style:text-properties style:font-name="Times New Roman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Times New Roman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 officeooo:paragraph-rsid="002559c2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ff3333" style:font-name="Times New Roman" fo:language="id" fo:country="ID"/>
    </style:style>
    <style:style style:name="P29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/>
    </style:style>
    <style:style style:name="P30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Times New Roman" officeooo:paragraph-rsid="00258479"/>
    </style:style>
    <style:style style:name="P3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text-indent="1.499cm" style:auto-text-indent="false" style:page-number="auto" fo:background-color="transparent" style:writing-mode="lr-tb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 officeooo:paragraph-rsid="002559c2"/>
    </style:style>
    <style:style style:name="P3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Times New Roman"/>
    </style:style>
    <style:style style:name="P33" style:family="paragraph" style:parent-style-name="Standard" style:master-page-name="df">
      <style:paragraph-properties fo:line-height="200%" fo:text-align="center" style:justify-single-word="false" style:page-number="17"/>
      <style:text-properties style:font-name="Times New Roman" fo:font-weight="bold" style:font-weight-asian="bold"/>
    </style:style>
    <style:style style:name="P34" style:family="paragraph" style:parent-style-name="Footer" style:master-page-name="First_20_Page">
      <style:paragraph-properties fo:text-align="center" style:justify-single-word="false" style:page-number="17"/>
    </style:style>
    <style:style style:name="P3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61bea" style:font-weight-asian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fo:font-weight="bold" style:font-weight-asian="bold"/>
    </style:style>
    <style:style style:name="T5" style:family="text">
      <style:text-properties fo:language="id" fo:country="ID" fo:font-weight="bold" officeooo:rsid="002559c2" style:font-weight-asian="bold"/>
    </style:style>
    <style:style style:name="T6" style:family="text">
      <style:text-properties fo:language="id" fo:country="ID" fo:font-weight="bold" officeooo:rsid="00258479" style:font-weight-asian="bold"/>
    </style:style>
    <style:style style:name="T7" style:family="text">
      <style:text-properties fo:language="id" fo:country="ID" fo:font-weight="bold" officeooo:rsid="00261bea" style:font-weight-asian="bold"/>
    </style:style>
    <style:style style:name="T8" style:family="text">
      <style:text-properties fo:language="id" fo:country="ID" officeooo:rsid="0015fb19"/>
    </style:style>
    <style:style style:name="T9" style:family="text">
      <style:text-properties fo:language="id" fo:country="ID" officeooo:rsid="0019017b"/>
    </style:style>
    <style:style style:name="T10" style:family="text">
      <style:text-properties fo:language="id" fo:country="ID" officeooo:rsid="001d2a67"/>
    </style:style>
    <style:style style:name="T11" style:family="text">
      <style:text-properties fo:language="id" fo:country="ID" officeooo:rsid="002559c2"/>
    </style:style>
    <style:style style:name="T12" style:family="text">
      <style:text-properties fo:language="id" fo:country="ID" officeooo:rsid="00258479"/>
    </style:style>
    <style:style style:name="T13" style:family="text">
      <style:text-properties fo:language="id" fo:country="ID" officeooo:rsid="00261bea"/>
    </style:style>
    <style:style style:name="T14" style:family="text">
      <style:text-properties fo:color="#ff3333"/>
    </style:style>
    <style:style style:name="T15" style:family="text">
      <style:text-properties fo:font-size="12pt" fo:language="id" fo:country="ID" fo:font-weight="normal" officeooo:rsid="00258479" style:font-size-asian="12pt" style:font-weight-asian="normal" style:font-name-complex="Times New Roman1" style:font-size-complex="12pt" style:font-weight-complex="normal"/>
    </style:style>
    <style:style style:name="T16" style:family="text">
      <style:text-properties fo:font-size="12pt" fo:language="id" fo:country="ID" fo:font-weight="normal" officeooo:rsid="00eaa410" style:font-size-asian="12pt" style:font-weight-asian="normal" style:font-name-complex="Times New Roman1" style:font-size-complex="12pt" style:font-weight-complex="normal"/>
    </style:style>
    <style:style style:name="T17" style:family="text">
      <style:text-properties fo:font-size="12pt" fo:language="id" fo:country="ID" officeooo:rsid="002559c2" style:font-size-asian="12pt" style:font-size-complex="12pt"/>
    </style:style>
    <style:style style:name="T18" style:family="text">
      <style:text-properties fo:font-size="12pt" officeooo:rsid="002559c2" style:font-size-asian="12pt" style:font-size-complex="12pt"/>
    </style:style>
    <style:style style:name="T19" style:family="text">
      <style:text-properties officeooo:rsid="0015fb19"/>
    </style:style>
    <style:style style:name="T20" style:family="text">
      <style:text-properties fo:language="fr" fo:country="FR"/>
    </style:style>
    <style:style style:name="T21" style:family="text">
      <style:text-properties fo:language="fr" fo:country="FR" officeooo:rsid="00261bea"/>
    </style:style>
    <style:style style:name="T22" style:family="text">
      <style:text-properties officeooo:rsid="001d2a67"/>
    </style:style>
    <style:style style:name="T23" style:family="text">
      <style:text-properties officeooo:rsid="002559c2"/>
    </style:style>
    <style:style style:name="T24" style:family="text">
      <style:text-properties fo:color="#000000" fo:language="id" fo:country="ID"/>
    </style:style>
    <style:style style:name="T25" style:family="text">
      <style:text-properties fo:color="#000000" fo:language="id" fo:country="ID" officeooo:rsid="002559c2"/>
    </style:style>
    <style:style style:name="T26" style:family="text">
      <style:text-properties fo:font-style="normal" officeooo:rsid="002559c2" style:font-style-asian="normal" style:font-style-complex="normal"/>
    </style:style>
    <style:style style:name="T27" style:family="text">
      <style:text-properties officeooo:rsid="00258479"/>
    </style:style>
    <style:style style:name="T28" style:family="text">
      <style:text-properties style:font-name="Times New Roman" fo:font-size="12pt" officeooo:rsid="00bac696" style:font-size-asian="12pt" style:font-size-complex="12pt"/>
    </style:style>
    <style:style style:name="T29" style:family="text">
      <style:text-properties style:font-name="Times New Roman" fo:font-size="12pt" fo:language="id" fo:country="ID" fo:font-weight="normal" officeooo:rsid="00258479" style:font-size-asian="12pt" style:font-weight-asian="normal" style:font-name-complex="Times New Roman1" style:font-size-complex="12pt" style:font-weight-complex="normal"/>
    </style:style>
    <style:style style:name="T30" style:family="text">
      <style:text-properties style:font-name="Times New Roman" fo:font-size="12pt" fo:language="id" fo:country="ID" fo:font-weight="normal" officeooo:rsid="00b9659d" style:font-size-asian="12pt" style:font-weight-asian="normal" style:font-name-complex="Times New Roman1" style:font-size-complex="12pt" style:font-weight-complex="normal"/>
    </style:style>
    <style:style style:name="T31" style:family="text">
      <style:text-properties style:font-name="Times New Roman" fo:font-size="12pt" fo:language="id" fo:country="ID" fo:font-weight="normal" officeooo:rsid="00eaa410" style:font-size-asian="12pt" style:font-weight-asian="normal" style:font-name-complex="Times New Roman1" style:font-size-complex="12pt" style:font-weight-complex="normal"/>
    </style:style>
    <style:style style:name="T32" style:family="text">
      <style:text-properties style:font-name="Times New Roman" fo:font-size="12pt" fo:language="id" fo:country="ID" fo:font-weight="normal" officeooo:rsid="010a3ca2" style:font-size-asian="12pt" style:font-weight-asian="normal" style:font-name-complex="Times New Roman1" style:font-size-complex="12pt" style:font-weight-complex="normal"/>
    </style:style>
    <style:style style:name="T33" style:family="text">
      <style:text-properties style:font-name="Times New Roman" fo:font-size="12pt" fo:language="id" fo:country="ID" fo:font-weight="normal" officeooo:rsid="014f2d66" style:font-size-asian="12pt" style:font-weight-asian="normal" style:font-name-complex="Times New Roman1" style:font-size-complex="12pt" style:font-weight-complex="normal"/>
    </style:style>
    <style:style style:name="T34" style:family="text">
      <style:text-properties style:font-name="Times New Roman" fo:font-size="12pt" fo:language="id" fo:country="ID" officeooo:rsid="00bac696" style:font-size-asian="12pt" style:font-size-complex="12pt"/>
    </style:style>
    <style:style style:name="T35" style:family="text">
      <style:text-properties style:font-name="Times New Roman" fo:font-size="12pt" fo:font-weight="normal" officeooo:rsid="00b9659d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fo:font-weight="normal" officeooo:rsid="00bac696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fo:font-weight="normal" officeooo:rsid="00ca95f0" style:font-size-asian="12pt" style:font-weight-asian="normal" style:font-size-complex="12pt" style:font-weight-complex="normal"/>
    </style:style>
    <style:style style:name="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DAFTAR ISI</text:p>
      <text:p text:style-name="P1"/>
      <text:p text:style-name="P1">Halaman</text:p>
      <text:p text:style-name="P3"><text:span text:style-name="T3">Abstrak </text:span><text:tab/><text:tab/>i</text:p>
      <text:p text:style-name="P3"><text:span text:style-name="T3">Abstract </text:span><text:tab/><text:tab/>ii</text:p>
      <text:p text:style-name="P4"><text:span text:style-name="T3">Kata Pengantar </text:span><text:tab/> <text:s text:c="5"/>iii</text:p>
      <text:p text:style-name="P3"><text:span text:style-name="T3">Daftar Gambar</text:span><text:tab/><text:tab/>v</text:p>
      <text:p text:style-name="P3"><text:span text:style-name="T3">Daftar </text:span><text:span text:style-name="T11">Tabel</text:span><text:span text:style-name="T3"> </text:span><text:tab/><text:tab/><text:span text:style-name="T10">i</text:span><text:span text:style-name="T11">x</text:span></text:p>
      <text:p text:style-name="P14">Daftar <text:span text:style-name="T23">Simbol</text:span> <text:tab/><text:tab/><text:span text:style-name="T23">xi</text:span></text:p>
      <text:p text:style-name="P3">D<text:span text:style-name="T3">aftar Isi</text:span><text:tab/><text:tab/>x<text:span text:style-name="T22">vii</text:span></text:p>
      <text:p text:style-name="P2">BAB I<text:tab/><text:tab/> <text:s/>PENDAHULUAN <text:s text:c="2"/><text:tab/><text:tab/>1</text:p>
      <text:p text:style-name="P24"><text:s text:c="2"/><text:span text:style-name="T3">A. <text:s text:c="3"/></text:span>Latar Belakang<text:span text:style-name="T3"> Masalah </text:span><text:tab/><text:tab/><text:tab/><text:tab/>1</text:p>
      <text:p text:style-name="P25"><text:s text:c="2"/><text:span text:style-name="T3">B.</text:span> <text:s text:c="3"/><text:span text:style-name="T3">Identifikasi Masalah </text:span><text:tab/><text:tab/> <text:span text:style-name="T3">2</text:span></text:p>
      <text:p text:style-name="P26"><text:s text:c="2"/><text:span text:style-name="T3">C.</text:span> <text:s text:c="3"/><text:span text:style-name="T3">Batasan Masalah </text:span><text:tab/><text:tab/> <text:span text:style-name="T3">2</text:span> <text:s text:c="11"/></text:p>
      <text:p text:style-name="P26"><text:span text:style-name="T3"><text:s text:c="2"/>D.</text:span> <text:s text:c="3"/><text:span text:style-name="T3">Rumusan Masalah </text:span><text:tab/><text:tab/> <text:span text:style-name="T3">3</text:span></text:p>
      <text:p text:style-name="P27"><text:span text:style-name="T3"><text:s text:c="2"/>E.</text:span> <text:s text:c="3"/><text:span text:style-name="T3">Kegunaan / Manfaat Penelitian </text:span><text:tab/><text:tab/> <text:span text:style-name="T3">3</text:span></text:p>
      <text:p text:style-name="P31"><text:span text:style-name="T24">E. <text:s text:c="3"/></text:span><text:span text:style-name="T25">Sistematika Penulisan</text:span><text:span text:style-name="T24"> <text:tab/><text:tab/> </text:span><text:span text:style-name="T25">4</text:span><text:span text:style-name="T14"> <text:s text:c="31"/></text:span></text:p>
      <text:p text:style-name="P28"/>
      <text:p text:style-name="P5"><text:span text:style-name="T1">BAB II<text:tab/><text:tab/></text:span><text:span text:style-name="T4">DESKRIPSI TEORITIK DAN KERANGKA BERPIKIR </text:span><text:span text:style-name="T1"><text:tab/><text:tab/></text:span><text:span text:style-name="T5">6</text:span></text:p>
      <text:p text:style-name="P6"><text:tab/><text:span text:style-name="T3">A.</text:span><text:tab/><text:span text:style-name="T3">Deskripsi Teoritik</text:span><text:tab/><text:tab/><text:span text:style-name="T3"> <text:s text:c="6"/></text:span><text:span text:style-name="T11">6</text:span></text:p>
      <text:p text:style-name="P6"><text:tab/><text:tab/><text:span text:style-name="T3">A.1 </text:span><text:s/><text:span text:style-name="T26">Tracer Study</text:span><text:span text:style-name="T3"> ............</text:span><text:tab/><text:tab/> <text:s text:c="6"/><text:span text:style-name="T11">6</text:span></text:p>
      <text:p text:style-name="P6"><text:tab/><text:tab/><text:span text:style-name="T3">A.2</text:span> <text:span text:style-name="T3"><text:s/></text:span><text:span text:style-name="T11">Alumni</text:span><text:span text:style-name="T3">.............</text:span><text:tab/><text:tab/><text:span text:style-name="T3">7</text:span></text:p>
      <text:p text:style-name="P9"><text:tab/><text:tab/><text:span text:style-name="T3">A.3</text:span> <text:span text:style-name="T3"><text:s/></text:span><text:span text:style-name="T11">Sistem<text:tab/><text:tab/>7</text:span></text:p>
      <text:p text:style-name="P6"><text:tab/><text:tab/><text:span text:style-name="T3">A.4 <text:s/></text:span><text:span text:style-name="T11">Karateristik Sistem</text:span><text:tab/><text:tab/><text:span text:style-name="T11">8</text:span></text:p>
      <text:p text:style-name="P12"><text:tab/><text:tab/><text:span text:style-name="T3">A</text:span>.5<text:span text:style-name="T3"> <text:s/></text:span><text:span text:style-name="T11">Informasi</text:span><text:span text:style-name="T3"> </text:span><text:tab/><text:span text:style-name="T3"><text:tab/></text:span><text:span text:style-name="T11">9</text:span></text:p>
      <text:p text:style-name="P7"><text:tab/><text:tab/><text:span text:style-name="T3">A</text:span>.6 <text:s/><text:span text:style-name="T18">Sistem Informasi</text:span><text:span text:style-name="T3"> .....</text:span><text:tab/><text:tab/><text:span text:style-name="T11">10</text:span></text:p>
      <text:p text:style-name="P9"><text:tab/><text:tab/><text:span text:style-name="T3">A</text:span>.<text:span text:style-name="T3">7 <text:s/></text:span><text:span text:style-name="T17">Website</text:span><text:span text:style-name="T3"> </text:span><text:tab/><text:tab/><text:span text:style-name="T23">10</text:span></text:p>
      <text:p text:style-name="P7"><text:span text:style-name="T3"><text:tab/><text:tab/>A</text:span>.<text:span text:style-name="T3">8 <text:s/></text:span><text:span text:style-name="T11">Database</text:span><text:tab/><text:tab/><text:span text:style-name="T11">11</text:span></text:p>
      <text:p text:style-name="P7"><text:span text:style-name="T3"><text:tab/><text:tab/>A</text:span>.<text:span text:style-name="T3">9 <text:s/></text:span><text:span text:style-name="T17">PHP</text:span><text:span text:style-name="T3"> </text:span><text:tab/>…………………………………………………….. <text:s text:c="4"/><text:tab/>1<text:span text:style-name="T11">1</text:span></text:p>
      <text:p text:style-name="P8"><text:soft-page-break/><text:span text:style-name="T3"><text:tab/><text:tab/>A</text:span>.<text:span text:style-name="T3">10 <text:s/></text:span><text:span text:style-name="T11">Mysql</text:span><text:tab/>……………………………………………………<text:tab/><text:span text:style-name="T23">1</text:span>1</text:p>
      <text:p text:style-name="P8"><text:span text:style-name="T3"><text:tab/><text:tab/>A.1</text:span><text:span text:style-name="T11">1</text:span><text:span text:style-name="T3"> <text:s/></text:span><text:span text:style-name="T11">UML</text:span><text:span text:style-name="T3"><text:tab/>……………………………………………………<text:tab/>.<text:tab/></text:span><text:span text:style-name="T11">12</text:span></text:p>
      <text:p text:style-name="P13"><text:span text:style-name="T3"><text:tab/><text:tab/>A.1</text:span><text:span text:style-name="T11">2</text:span><text:span text:style-name="T3"><text:tab/></text:span><text:span text:style-name="T11">Waterfall</text:span><text:span text:style-name="T3">……………………………………………<text:tab/>.<text:tab/></text:span><text:span text:style-name="T11">12</text:span></text:p>
      <text:p text:style-name="P13"><text:span text:style-name="T3"><text:tab/><text:tab/>A.1</text:span><text:span text:style-name="T11">2</text:span><text:span text:style-name="T3"><text:tab/></text:span><text:span text:style-name="T11">Black Box</text:span><text:span text:style-name="T3">……………………………………………<text:tab/>.<text:tab/></text:span><text:span text:style-name="T11">14</text:span><text:span text:style-name="T3"><text:tab/></text:span></text:p>
      <text:p text:style-name="P6"><text:span text:style-name="T3"><text:tab/>B.</text:span><text:tab/><text:span text:style-name="T3">Penelitian Sebelumnya</text:span><text:tab/>.<text:span text:style-name="T3"> <text:s text:c="3"/>1</text:span><text:span text:style-name="T11">4</text:span></text:p>
      <text:p text:style-name="P6"><text:span text:style-name="T3"><text:tab/>C.</text:span><text:tab/><text:span text:style-name="T3">Kerangka Berpikir </text:span><text:tab/>.<text:tab/><text:span text:style-name="T23">19</text:span><text:span text:style-name="T3"> <text:s text:c="6"/></text:span></text:p>
      <text:p text:style-name="P15"/>
      <text:p text:style-name="P10"><text:span text:style-name="T1">BAB III<text:tab/></text:span><text:span text:style-name="T4">ANALISIS SISTEM </text:span><text:span text:style-name="T1"><text:tab/><text:tab/></text:span><text:span text:style-name="T6">21</text:span></text:p>
      <text:p text:style-name="P10"><text:tab/><text:span text:style-name="T3">A.</text:span><text:tab/><text:span text:style-name="T15">Tinjauan Organisasi</text:span><text:tab/><text:tab/><text:span text:style-name="T12">21</text:span></text:p>
      <text:p text:style-name="P10"><text:tab/><text:tab/><text:span text:style-name="T3">A</text:span>.1 <text:s text:c="3"/><text:span text:style-name="T27">Sejarah Singkat Organisasi</text:span><text:span text:style-name="T3"> </text:span><text:tab/><text:tab/><text:span text:style-name="T12">21</text:span></text:p>
      <text:p text:style-name="P10"><text:tab/><text:tab/><text:span text:style-name="T3">A</text:span>.2 <text:s text:c="3"/><text:span text:style-name="T27">Struktur Organisasi</text:span><text:span text:style-name="T3"> </text:span><text:tab/><text:tab/><text:span text:style-name="T12">22</text:span></text:p>
      <text:p text:style-name="P10"><text:span text:style-name="T3"><text:tab/><text:tab/>A</text:span>.<text:span text:style-name="T3">3</text:span> <text:s text:c="3"/><text:span text:style-name="T12">Tugas dan Wewenang</text:span><text:tab/><text:tab/><text:span text:style-name="T12">24</text:span></text:p>
      <text:p text:style-name="P11"><text:span text:style-name="T3"><text:tab/></text:span><text:span text:style-name="T12">B</text:span><text:span text:style-name="T3">.</text:span><text:tab/><text:span text:style-name="T30">Metodologi Perancangan Program </text:span><text:span text:style-name="T31">Sistem</text:span><text:tab/><text:tab/><text:span text:style-name="T12">31</text:span></text:p>
      <text:p text:style-name="P11"><text:tab/><text:tab/><text:span text:style-name="T12">B</text:span>.1 <text:s text:c="3"/><text:span text:style-name="T35">Metodologi Pengumpulan Data</text:span><text:span text:style-name="T3"> </text:span><text:tab/><text:tab/><text:span text:style-name="T12">31</text:span></text:p>
      <text:p text:style-name="P11"><text:tab/><text:tab/><text:span text:style-name="T12">B</text:span>.2 <text:s text:c="3"/><text:span text:style-name="T28">Metodologi Perancangan Sistem</text:span><text:span text:style-name="T3"> </text:span><text:tab/><text:tab/><text:span text:style-name="T12">32</text:span></text:p>
      <text:p text:style-name="P10"><text:tab/><text:span text:style-name="T27">C</text:span><text:span text:style-name="T3">.</text:span><text:tab/><text:span text:style-name="T3">Analisis Sistem Berjalan</text:span><text:tab/><text:tab/><text:span text:style-name="T12">34</text:span></text:p>
      <text:p text:style-name="P10"><text:tab/><text:span text:style-name="T27">D</text:span><text:span text:style-name="T3">.</text:span><text:tab/>Analisis Kebutuhan<text:span text:style-name="T3"> </text:span><text:tab/><text:tab/><text:span text:style-name="T12">35</text:span></text:p>
      <text:p text:style-name="P10"><text:tab/><text:span text:style-name="T27">E</text:span><text:span text:style-name="T3">.</text:span><text:tab/>Analisa Keluaran<text:span text:style-name="T3"> </text:span><text:tab/><text:tab/><text:span text:style-name="T12">35</text:span></text:p>
      <text:p text:style-name="P10"><text:tab/><text:span text:style-name="T27">F</text:span><text:span text:style-name="T3">.</text:span><text:tab/>Analisa Masukan<text:span text:style-name="T3"> </text:span><text:tab/><text:tab/><text:span text:style-name="T12">35</text:span></text:p>
      <text:p text:style-name="P11"><text:span text:style-name="T12"><text:tab/>G</text:span><text:span text:style-name="T3">.</text:span><text:tab/><text:span text:style-name="T16">Analisis Proses dan Pemodelan</text:span><text:tab/><text:tab/><text:span text:style-name="T12">36</text:span></text:p>
      <text:p text:style-name="P11"><text:tab/><text:tab/><text:span text:style-name="T12">G</text:span>.1 <text:s text:c="3"/><text:span text:style-name="T36">Urutan Prose</text:span><text:span text:style-name="T37">dur</text:span><text:span text:style-name="T3"> </text:span><text:tab/><text:tab/><text:span text:style-name="T12">36</text:span></text:p>
      <text:p text:style-name="P11"><text:span text:style-name="T8"><text:tab/><text:tab/></text:span><text:span text:style-name="T12">G</text:span><text:span text:style-name="T8">.2 <text:s text:c="3"/></text:span><text:span text:style-name="T34">Diagram Arus Data Sistem Berjalan</text:span><text:span text:style-name="T8"> <text:tab/><text:tab/></text:span><text:span text:style-name="T12">37</text:span></text:p>
      <text:p text:style-name="P11"><text:span text:style-name="T12"><text:tab/><text:tab/>G</text:span><text:span text:style-name="T8">.</text:span><text:span text:style-name="T12">3</text:span><text:span text:style-name="T8"> <text:s text:c="3"/></text:span><text:span text:style-name="T12">Spesifikasi Basis Data</text:span><text:span text:style-name="T8"><text:tab/><text:tab/></text:span><text:span text:style-name="T12">38</text:span></text:p>
      <text:p text:style-name="P10"><text:tab/></text:p>
      <text:p text:style-name="P16"><text:span text:style-name="T1">BAB IV<text:tab/></text:span><text:span text:style-name="T4">RANCANGAN DAN IMPLEMENTASI SISTEM </text:span><text:span text:style-name="T1"><text:tab/><text:tab/></text:span><text:span text:style-name="T6">40</text:span></text:p>
      <text:p text:style-name="P16"><text:tab/><text:span text:style-name="T3">A.</text:span><text:tab/><text:span text:style-name="T3">Rancangan Usulan </text:span><text:tab/><text:tab/><text:span text:style-name="T12">40</text:span></text:p>
      <text:p text:style-name="P29"><text:tab/><text:tab/><text:span text:style-name="T3">A</text:span>.1 <text:tab/><text:span text:style-name="T8">UML<text:tab/><text:tab/></text:span><text:span text:style-name="T12">40</text:span><text:tab/><text:tab/><text:span text:style-name="T3">A</text:span>.2<text:tab/><text:span text:style-name="T19">Algoritma Dari Program </text:span><text:span text:style-name="T3"><text:s/></text:span><text:tab/><text:tab/><text:span text:style-name="T12">65</text:span></text:p>
      <text:p text:style-name="P30"><text:span text:style-name="T12"><text:tab/>B.<text:tab/>Rancangan Basis Data <text:tab/><text:tab/></text:span><text:span text:style-name="T13">68</text:span></text:p>
      <text:p text:style-name="P30"><text:soft-page-break/><text:span text:style-name="T12"><text:tab/><text:tab/>B.1 <text:tab/>Entity Relationship Diagram</text:span><text:span text:style-name="T8"><text:tab/><text:tab/></text:span><text:span text:style-name="T13">68</text:span><text:span text:style-name="T12"><text:tab/><text:tab/>B.2<text:tab/>Normalisasi</text:span><text:span text:style-name="T8"> </text:span><text:span text:style-name="T12"><text:s/><text:tab/><text:tab/></text:span><text:span text:style-name="T13">70</text:span></text:p>
      <text:p text:style-name="P17"><text:tab/> <text:span text:style-name="T27">C</text:span><text:span text:style-name="T3">.<text:tab/></text:span><text:span text:style-name="T12">Spesifikasi Basis Data</text:span><text:span text:style-name="T8"> </text:span><text:tab/> <text:tab/><text:span text:style-name="T13">72</text:span></text:p>
      <text:p text:style-name="P17"><text:span text:style-name="T3"><text:tab/> </text:span><text:span text:style-name="T12">D</text:span><text:span text:style-name="T3">.</text:span><text:tab/><text:span text:style-name="T32">Rancangan </text:span><text:span text:style-name="T33">Prototipe Aplikasi</text:span><text:tab/><text:tab/><text:span text:style-name="T13">76</text:span></text:p>
      <text:p text:style-name="P19"><text:span text:style-name="T9"><text:tab/><text:tab/></text:span><text:span text:style-name="T12">D</text:span><text:span text:style-name="T9">.1 <text:tab/></text:span><text:span text:style-name="T12">Struktur Tampilan</text:span><text:span text:style-name="T8"><text:tab/><text:tab/></text:span><text:span text:style-name="T13">76</text:span><text:span text:style-name="T9"><text:tab/><text:tab/></text:span><text:span text:style-name="T12">D</text:span><text:span text:style-name="T9">.2<text:tab/></text:span><text:span text:style-name="T12">Desain Modul Tampilan</text:span><text:span text:style-name="T8"><text:tab/><text:tab/></text:span><text:span text:style-name="T13">78</text:span></text:p>
      <text:p text:style-name="P20"><text:span text:style-name="T27"><text:tab/>E</text:span><text:span text:style-name="T3">.<text:tab/></text:span><text:span text:style-name="T12">Deskripsi Rancangan Waktu</text:span><text:span text:style-name="T8"> </text:span><text:tab/> <text:tab/><text:span text:style-name="T13">84</text:span></text:p>
      <text:p text:style-name="P20"><text:span text:style-name="T12"><text:tab/></text:span><text:span text:style-name="T13">F</text:span><text:span text:style-name="T12">.<text:tab/>Deskripsi Rancangan T</text:span><text:span text:style-name="T29">enaga Kerja</text:span><text:span text:style-name="T12"><text:tab/><text:tab/></text:span><text:span text:style-name="T13">85</text:span></text:p>
      <text:p text:style-name="P20"><text:span text:style-name="T12"><text:tab/></text:span><text:span text:style-name="T13">G</text:span><text:span text:style-name="T12">.<text:tab/>Deskripsi Rancangan </text:span><text:span text:style-name="T29">Biaya</text:span><text:span text:style-name="T12"><text:tab/><text:tab/></text:span><text:span text:style-name="T13">85</text:span></text:p>
      <text:p text:style-name="P20"><text:span text:style-name="T12"><text:tab/></text:span><text:span text:style-name="T13">H</text:span><text:span text:style-name="T12">.<text:tab/></text:span><text:span text:style-name="T29">Uji Coba dan Hasil</text:span><text:span text:style-name="T12"><text:tab/><text:tab/></text:span><text:span text:style-name="T13">86</text:span></text:p>
      <text:p text:style-name="P20"><text:span text:style-name="T12"><text:tab/></text:span><text:span text:style-name="T13">I</text:span><text:span text:style-name="T12">.<text:tab/></text:span><text:span text:style-name="T29">Implementasi Sistem</text:span><text:span text:style-name="T12"><text:tab/><text:tab/></text:span><text:span text:style-name="T13">88</text:span></text:p>
      <text:p text:style-name="P16"><text:span text:style-name="T1">Bab V<text:tab/>PENUTUP…………………<text:tab/><text:tab/></text:span><text:span text:style-name="T7">98</text:span></text:p>
      <text:p text:style-name="P21"><text:span text:style-name="T20"><text:tab/></text:span><text:span text:style-name="T21">A</text:span><text:span text:style-name="T20"><text:tab/>Kesimpulan<text:tab/><text:tab/></text:span><text:span text:style-name="T3"> <text:s text:c="4"/></text:span><text:span text:style-name="T13">98</text:span></text:p>
      <text:p text:style-name="P22"><text:span text:style-name="T20"><text:tab/></text:span><text:span text:style-name="T21">B</text:span><text:span text:style-name="T20"><text:tab/>Saran<text:tab/><text:tab/><text:tab/></text:span><text:span text:style-name="T13">98</text:span></text:p>
      <text:p text:style-name="P23"/>
      <text:p text:style-name="P18"><text:span text:style-name="T1">DAFTAR PUSTAKA<text:tab/></text:span><text:span text:style-name="T4"> </text:span>……………………….<text:tab/><text:span text:style-name="T1"><text:tab/></text:span><text:span text:style-name="T2">99</text:span></text:p>
      <text:p text:style-name="P16"><text:span text:style-name="T1">LAMPIRAN-LAMPIRAN</text:span><text:span text:style-name="T4"> </text:span>…………………………………….<text:tab/><text:span text:style-name="T1"><text:tab/></text:span><text:span text:style-name="T2">1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2" style:family="paragraph" style:parent-style-name="Footer" style:master-page-name="First_20_Page">
      <style:paragraph-properties fo:text-align="center" style:justify-single-word="false" style:page-number="17"/>
    </style:style>
    <style:style style:name="M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3cm" fo:margin-bottom="1.251cm" fo:margin-left="4.001cm" fo:margin-right="2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i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custom-shape text:anchor-type="paragraph" draw:z-index="0" draw:name="Frame1" draw:style-name="Mgr1" draw:text-style-name="MP1" svg:width="0.41cm" svg:height="0.784cm" svg:x="6.84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df" style:page-layout-name="Mpm3">
      <style:header>
        <text:p text:style-name="Header"/>
      </style:header>
      <style:footer>
        <text:p text:style-name="MP2"><text:page-number text:select-page="current">xvii</text:page-number></text:p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54:00</meta:creation-date>
    <meta:initial-creator>System</meta:initial-creator>
    <dc:language>id-ID</dc:language>
    <meta:print-date>2019-09-06T10:54:56.946000000</meta:print-date>
    <dc:date>2019-09-06T15:24:37.747000000</dc:date>
    <meta:editing-cycles>21</meta:editing-cycles>
    <dc:title>DAFTAR ISI</dc:title>
    <meta:editing-duration>PT7H55M33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69" meta:word-count="299" meta:character-count="2128" meta:non-whitespace-character-count="1558"/>
    <meta:user-defined meta:name="AppVersion">12.0000</meta:user-defined>
    <meta:user-defined meta:name="Company">Diponegoro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